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style:style>
    <style:style style:name="T2" style:parent-style-name="DefaultParagraphFont" style:family="text">
      <style:text-properties style:language-asian="fr" style:country-asian="FR"/>
    </style:style>
    <style:style style:name="P3" style:parent-style-name="Normal" style:family="paragraph">
      <style:text-properties fo:language="en" fo:country="US"/>
    </style:style>
    <style:style style:name="P4" style:parent-style-name="Normal" style:family="paragraph">
      <style:text-properties fo:language="en" fo:country="US"/>
    </style:style>
    <style:style style:name="P5" style:parent-style-name="Normal" style:family="paragraph">
      <style:text-properties fo:language="en" fo:country="US"/>
    </style:style>
    <style:style style:name="P6" style:parent-style-name="Normal" style:family="paragraph">
      <style:paragraph-properties fo:text-align="center"/>
      <style:text-properties fo:color="#0070C0" fo:language="en" fo:country="US"/>
    </style:style>
    <style:style style:name="P7" style:parent-style-name="Normal" style:family="paragraph">
      <style:paragraph-properties fo:text-align="center"/>
      <style:text-properties fo:color="#0070C0" fo:language="en" fo:country="US"/>
    </style:style>
    <style:style style:name="P8" style:parent-style-name="Normal" style:family="paragraph">
      <style:paragraph-properties fo:text-align="center"/>
      <style:text-properties fo:color="#0070C0" fo:language="en" fo:country="US"/>
    </style:style>
    <style:style style:name="P9" style:parent-style-name="Normal" style:family="paragraph">
      <style:text-properties fo:language="en" fo:country="US"/>
    </style:style>
    <style:style style:name="P10" style:parent-style-name="Normal" style:family="paragraph">
      <style:text-properties fo:language="en" fo:country="US"/>
    </style:style>
    <style:style style:name="P11" style:parent-style-name="Heading1" style:family="paragraph">
      <style:paragraph-properties fo:break-before="page"/>
    </style:style>
    <style:style style:family="graphic" style:name="a12">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0">
      <style:graphic-properties draw:fill="solid" draw:fill-color="#5b9bd5" draw:opacity="100%" draw:stroke="solid" svg:stroke-width="0.01389in" svg:stroke-color="#41719c" svg:stroke-opacity="100%" draw:stroke-linejoin="miter" svg:stroke-linecap="butt"/>
    </style:style>
    <style:style style:family="graphic" style:name="a13">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0">
      <style:graphic-properties style:wrap="parallel" style:wrap-contour="false" style:horizontal-rel="paragraph" style:vertical-rel="paragraph" style:horizontal-pos="from-left" style:vertical-pos="from-top"/>
    </style:style>
    <style:style style:family="graphic" style:name="a14">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15">
      <style:graphic-properties draw:fill="solid" draw:fill-color="#5b9bd5" draw:opacity="100%" draw:stroke="solid" svg:stroke-width="0.01389in" svg:stroke-color="#41719c" svg:stroke-opacity="100%" draw:stroke-linejoin="miter" svg:stroke-linecap="butt"/>
    </style:style>
    <style:style style:family="graphic" style:name="a2">
      <style:graphic-properties draw:fill="solid" draw:fill-color="#5b9bd5" draw:opacity="100%" draw:stroke="solid" svg:stroke-width="0.01389in" svg:stroke-color="#41719c" svg:stroke-opacity="100%" draw:stroke-linejoin="miter" svg:stroke-linecap="butt"/>
    </style:style>
    <style:style style:family="graphic" style:name="a3"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6"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
      <style:graphic-properties draw:fill="none" draw:stroke="solid" svg:stroke-width="0.00694in" svg:stroke-color="#5b9bd5" draw:marker-start="a4" draw:marker-end="a5" svg:stroke-opacity="100%" draw:stroke-linejoin="miter" svg:stroke-linecap="butt"/>
    </style:style>
    <style:style style:family="graphic" style:name="a19">
      <style:graphic-properties draw:fill="none" draw:stroke="solid" svg:stroke-width="0.00694in" svg:stroke-color="#5b9bd5" draw:marker-start="a17" draw:marker-end="a18" svg:stroke-opacity="100%" draw:stroke-linejoin="miter" svg:stroke-linecap="butt"/>
    </style:style>
    <style:style style:family="graphic" style:name="a9">
      <style:graphic-properties draw:fill="none" draw:stroke="solid" svg:stroke-width="0.00694in" svg:stroke-color="#5b9bd5" draw:marker-start="a7" draw:marker-end="a8" svg:stroke-opacity="100%" draw:stroke-linejoin="miter" svg:stroke-linecap="butt"/>
    </style:style>
    <style:style style:family="graphic" style:name="a10">
      <style:graphic-properties draw:fill="solid" draw:fill-color="#5b9bd5" draw:opacity="100%" draw:stroke="solid" svg:stroke-width="0.01389in" svg:stroke-color="#41719c" svg:stroke-opacity="100%" draw:stroke-linejoin="miter" svg:stroke-linecap="butt"/>
    </style:style>
    <style:style style:family="graphic" style:name="a1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office:automatic-styles>
  <office:body>
    <office:text text:use-soft-page-breaks="true">
      <text:p text:style-name="P1">Dossier d’architecture technique</text:p>
      <text:p text:style-name="Normal"/>
      <text:h text:style-name="Heading1" text:outline-level="1"><text:span text:style-name="_5yl5">Contexte</text:span></text:h>
      <text:p text:style-name="Normal">Pour l’Euro2016, il nous a été demandé de développer une application web qui permettrait à des utilisateurs identifiés de parier sur l’issue<text:s/>des matchs de ce championnat.<text:s/></text:p>
      <text:p text:style-name="Normal">Les paris ne se font pas à partir d’argent, mais à partir de points que l’utilisateur obtient à chaque pari gagnant.</text:p>
      <text:p text:style-name="Normal">L’application doit être fonctionnel et accessible 1 à 2 mois avant le début de l’Euro.</text:p>
      <text:h text:style-name="Heading1" text:outline-level="1"><text:span text:style-name="_5yl5">Architecture technique</text:span></text:h>
      <text:p text:style-name="Normal">L’application étant conçue suivant la méthode SOA, il est nécessaire d’avoir une architecture technique y répondant. Ainsi, les vues de l’application seront stockées sur un serveur auquel l’utilisateur se connectera.</text:p>
      <text:p text:style-name="Normal">Ce serveur de « vues » sera connecté à un serveur hébergeant les Webservices de l’application. Ce dernier sera lui aussi connecté à une base de données.</text:p>
      <text:soft-page-break/>
      <text:h text:style-name="Heading1" text:outline-level="1"><text:span text:style-name="_5yl5">Schéma de l’architecture technique</text:span></text:h>
      <text:p text:style-name="Normal"><text:span text:style-name="T2"><draw:g draw:z-index="251659264" draw:name="Group 36" draw:id="id20" draw:style-name="a20" text:anchor-type="paragraph"><svg:title/><svg:desc/><draw:g draw:name="Group 30" draw:id="id2"><svg:title/><svg:desc/><draw:custom-shape svg:x="2.68264in" svg:y="0.00417in" svg:width="1.08333in" svg:height="1.03125in" draw:id="id0" draw:style-name="a0" draw:name="Smiley Face 1"><svg:title/><svg:desc/><draw:enhanced-geometry draw:type="non-primitive" svg:viewBox="0 0 21600 21600" draw:enhanced-path="M ?f79 ?f80 A ?f133 ?f134 ?f135 ?f136 ?f79 ?f80 ?f130 ?f132  W ?f137 ?f138 ?f139 ?f140 ?f79 ?f80 ?f130 ?f132 Z N M ?f81 ?f82 A ?f161 ?f162 ?f163 ?f164 ?f81 ?f82 ?f158 ?f160  W ?f165 ?f166 ?f167 ?f168 ?f81 ?f82 ?f158 ?f160 Z N M ?f83 ?f82 A ?f173 ?f162 ?f174 ?f164 ?f83 ?f82 ?f172 ?f160  W ?f175 ?f166 ?f176 ?f168 ?f83 ?f82 ?f172 ?f160 Z N F M ?f20 ?f41 C ?f21 ?f42 ?f22 ?f42 ?f23 ?f41 N" draw:text-areas="?f90 ?f92 ?f91 ?f93" draw:glue-points="?f86 ?f87 ?f86 ?f88 ?f89 ?f88 ?f89 ?f87" draw:glue-point-leaving-directions="-0, 180, 180, -0" draw:modifiers="1752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5510"/><draw:equation draw:name="f13" draw:formula="17520"/><draw:equation draw:name="f14" draw:formula="10800 * 10800"/><draw:equation draw:name="f15" draw:formula="0"/><draw:equation draw:name="f16" draw:formula="0 - 23592960"/><draw:equation draw:name="f17" draw:formula="10800"/><draw:equation draw:name="f18" draw:formula="1165 * 1165"/><draw:equation draw:name="f19" draw:formula="1165"/><draw:equation draw:name="f20" draw:formula="4870"/><draw:equation draw:name="f21" draw:formula="8680"/><draw:equation draw:name="f22" draw:formula="12920"/><draw:equation draw:name="f23" draw:formula="16730"/><draw:equation draw:name="f24" draw:formula="$0"/><draw:equation draw:name="f25" draw:formula="0 * ?f8"/><draw:equation draw:name="f26" draw:formula="?f15 * ?f0"/><draw:equation draw:name="f27" draw:formula="?f16 * ?f0"/><draw:equation draw:name="f28" draw:formula="?f24 - 15510"/><draw:equation draw:name="f29" draw:formula="10800 * ?f10"/><draw:equation draw:name="f30" draw:formula="3200 * ?f10"/><draw:equation draw:name="f31" draw:formula="18400 * ?f10"/><draw:equation draw:name="f32" draw:formula="18400 * ?f11"/><draw:equation draw:name="f33" draw:formula="3200 * ?f11"/><draw:equation draw:name="f34" draw:formula="?f25 / ?f9"/><draw:equation draw:name="f35" draw:formula="?f26 / ?f9"/><draw:equation draw:name="f36" draw:formula="?f27 / ?f9"/><draw:equation draw:name="f37" draw:formula="3160 * ?f10"/><draw:equation draw:name="f38" draw:formula="3160 * ?f11"/><draw:equation draw:name="f39" draw:formula="18440 * ?f11"/><draw:equation draw:name="f40" draw:formula="18440 * ?f10"/><draw:equation draw:name="f41" draw:formula="17520 - ?f28"/><draw:equation draw:name="f42" draw:formula="15510 + ?f28"/><draw:equation draw:name="f43" draw:formula="0 - ?f34"/><draw:equation draw:name="f44" draw:formula="?f35 - ?f1"/><draw:equation draw:name="f45" draw:formula="?f36 - ?f1"/><draw:equation draw:name="f46" draw:formula="?f43 * ?f0"/><draw:equation draw:name="f47" draw:formula="?f45 - ?f44"/><draw:equation draw:name="f48" draw:formula="?f46 / ?f8"/><draw:equation draw:name="f49" draw:formula="?f48 - ?f1"/><draw:equation draw:name="f50" draw:formula="?f49 + ?f1"/><draw:equation draw:name="f51" draw:formula="?f50 * ?f8 / ?f0"/><draw:equation draw:name="f52" draw:formula="0 - ?f51"/><draw:equation draw:name="f53" draw:formula="sin(?f52)"/><draw:equation draw:name="f54" draw:formula="0 - ?f53"/><draw:equation draw:name="f55" draw:formula="?f54"/><draw:equation draw:name="f56" draw:formula="cos(?f52)"/><draw:equation draw:name="f57" draw:formula="0 - ?f56"/><draw:equation draw:name="f58" draw:formula="?f57"/><draw:equation draw:name="f59" draw:formula="0 - ?f55"/><draw:equation draw:name="f60" draw:formula="0 - ?f58"/><draw:equation draw:name="f61" draw:formula="10800 * ?f59"/><draw:equation draw:name="f62" draw:formula="10800 * ?f60"/><draw:equation draw:name="f63" draw:formula="1165 * ?f59"/><draw:equation draw:name="f64" draw:formula="1165 * ?f60"/><draw:equation draw:name="f65" draw:formula="?f61 * ?f61"/><draw:equation draw:name="f66" draw:formula="?f62 * ?f62"/><draw:equation draw:name="f67" draw:formula="?f63 * ?f63"/><draw:equation draw:name="f68" draw:formula="?f64 * ?f64"/><draw:equation draw:name="f69" draw:formula="?f65 + ?f66"/><draw:equation draw:name="f70" draw:formula="?f67 + ?f68"/><draw:equation draw:name="f71" draw:formula="sqrt(?f69)"/><draw:equation draw:name="f72" draw:formula="sqrt(?f70)"/><draw:equation draw:name="f73" draw:formula="?f14 / ?f71"/><draw:equation draw:name="f74" draw:formula="?f18 / ?f72"/><draw:equation draw:name="f75" draw:formula="?f59 * ?f73"/><draw:equation draw:name="f76" draw:formula="?f60 * ?f73"/><draw:equation draw:name="f77" draw:formula="?f59 * ?f74"/><draw:equation draw:name="f78" draw:formula="?f60 * ?f74"/><draw:equation draw:name="f79" draw:formula="10800 - ?f75"/><draw:equation draw:name="f80" draw:formula="10800 - ?f76"/><draw:equation draw:name="f81" draw:formula="7305 - ?f77"/><draw:equation draw:name="f82" draw:formula="7515 - ?f78"/><draw:equation draw:name="f83" draw:formula="14295 - ?f77"/><draw:equation draw:name="f84" draw:formula="$0 / ?f11"/><draw:equation draw:name="f85" draw:formula="?f29 / ?f10"/><draw:equation draw:name="f86" draw:formula="?f37 / ?f10"/><draw:equation draw:name="f87" draw:formula="?f38 / ?f11"/><draw:equation draw:name="f88" draw:formula="?f39 / ?f11"/><draw:equation draw:name="f89" draw:formula="?f40 / ?f10"/><draw:equation draw:name="f90" draw:formula="?f30 / ?f10"/><draw:equation draw:name="f91" draw:formula="?f31 / ?f10"/><draw:equation draw:name="f92" draw:formula="?f33 / ?f11"/><draw:equation draw:name="f93" draw:formula="?f32 / ?f11"/><draw:equation draw:name="f94" draw:formula="21550000 - ?f47"/><draw:equation draw:name="f95" draw:formula="if(?f94, ?f47, 21550000)"/><draw:equation draw:name="f96" draw:formula="-21550000 - ?f95"/><draw:equation draw:name="f97" draw:formula="if(?f96, -21550000, ?f95)"/><draw:equation draw:name="f98" draw:formula="?f44 + ?f97"/><draw:equation draw:name="f99" draw:formula="?f44 + ?f1"/><draw:equation draw:name="f100" draw:formula="?f99 * ?f8 / ?f0"/><draw:equation draw:name="f101" draw:formula="0 - ?f100"/><draw:equation draw:name="f102" draw:formula="cos(?f101)"/><draw:equation draw:name="f103" draw:formula="0 - ?f102"/><draw:equation draw:name="f104" draw:formula="?f103 * ?f17"/><draw:equation draw:name="f105" draw:formula="sin(?f101)"/><draw:equation draw:name="f106" draw:formula="0 - ?f105"/><draw:equation draw:name="f107" draw:formula="?f106 * ?f17"/><draw:equation draw:name="f108" draw:formula="sqrt(?f104 * ?f104 + ?f107 * ?f107 + 0 * 0)"/><draw:equation draw:name="f109" draw:formula="?f17 * ?f17 / ?f108"/><draw:equation draw:name="f110" draw:formula="?f106 * ?f109"/><draw:equation draw:name="f111" draw:formula="?f79 - ?f110"/><draw:equation draw:name="f112" draw:formula="?f103 * ?f109"/><draw:equation draw:name="f113" draw:formula="?f80 - ?f112"/><draw:equation draw:name="f114" draw:formula="?f111 - ?f17"/><draw:equation draw:name="f115" draw:formula="?f113 - ?f17"/><draw:equation draw:name="f116" draw:formula="?f111 + ?f17"/><draw:equation draw:name="f117" draw:formula="?f113 + ?f17"/><draw:equation draw:name="f118" draw:formula="?f98 + ?f1"/><draw:equation draw:name="f119" draw:formula="?f118 * ?f8 / ?f0"/><draw:equation draw:name="f120" draw:formula="0 - ?f119"/><draw:equation draw:name="f121" draw:formula="cos(?f120)"/><draw:equation draw:name="f122" draw:formula="0 - ?f121"/><draw:equation draw:name="f123" draw:formula="?f122 * ?f17"/><draw:equation draw:name="f124" draw:formula="sin(?f120)"/><draw:equation draw:name="f125" draw:formula="0 - ?f124"/><draw:equation draw:name="f126" draw:formula="?f125 * ?f17"/><draw:equation draw:name="f127" draw:formula="sqrt(?f123 * ?f123 + ?f126 * ?f126 + 0 * 0)"/><draw:equation draw:name="f128" draw:formula="?f17 * ?f17 / ?f127"/><draw:equation draw:name="f129" draw:formula="?f125 * ?f128"/><draw:equation draw:name="f130" draw:formula="?f111 + ?f129"/><draw:equation draw:name="f131" draw:formula="?f122 * ?f128"/><draw:equation draw:name="f132" draw:formula="?f113 + ?f131"/><draw:equation draw:name="f133" draw:formula="if(?f97, ?f79, ?f114)"/><draw:equation draw:name="f134" draw:formula="if(?f97, ?f80, ?f115)"/><draw:equation draw:name="f135" draw:formula="if(?f97, ?f79, ?f116)"/><draw:equation draw:name="f136" draw:formula="if(?f97, ?f80, ?f117)"/><draw:equation draw:name="f137" draw:formula="if(?f97, ?f114, ?f130)"/><draw:equation draw:name="f138" draw:formula="if(?f97, ?f115, ?f132)"/><draw:equation draw:name="f139" draw:formula="if(?f97, ?f116, ?f130)"/><draw:equation draw:name="f140" draw:formula="if(?f97, ?f117, ?f132)"/><draw:equation draw:name="f141" draw:formula="?f103 * ?f19"/><draw:equation draw:name="f142" draw:formula="?f106 * ?f19"/><draw:equation draw:name="f143" draw:formula="sqrt(?f141 * ?f141 + ?f142 * ?f142 + 0 * 0)"/><draw:equation draw:name="f144" draw:formula="?f19 * ?f19 / ?f143"/><draw:equation draw:name="f145" draw:formula="?f106 * ?f144"/><draw:equation draw:name="f146" draw:formula="?f81 - ?f145"/><draw:equation draw:name="f147" draw:formula="?f103 * ?f144"/><draw:equation draw:name="f148" draw:formula="?f82 - ?f147"/><draw:equation draw:name="f149" draw:formula="?f146 - ?f19"/><draw:equation draw:name="f150" draw:formula="?f148 - ?f19"/><draw:equation draw:name="f151" draw:formula="?f146 + ?f19"/><draw:equation draw:name="f152" draw:formula="?f148 + ?f19"/><draw:equation draw:name="f153" draw:formula="?f122 * ?f19"/><draw:equation draw:name="f154" draw:formula="?f125 * ?f19"/><draw:equation draw:name="f155" draw:formula="sqrt(?f153 * ?f153 + ?f154 * ?f154 + 0 * 0)"/><draw:equation draw:name="f156" draw:formula="?f19 * ?f19 / ?f155"/><draw:equation draw:name="f157" draw:formula="?f125 * ?f156"/><draw:equation draw:name="f158" draw:formula="?f146 + ?f157"/><draw:equation draw:name="f159" draw:formula="?f122 * ?f156"/><draw:equation draw:name="f160" draw:formula="?f148 + ?f159"/><draw:equation draw:name="f161" draw:formula="if(?f97, ?f81, ?f149)"/><draw:equation draw:name="f162" draw:formula="if(?f97, ?f82, ?f150)"/><draw:equation draw:name="f163" draw:formula="if(?f97, ?f81, ?f151)"/><draw:equation draw:name="f164" draw:formula="if(?f97, ?f82, ?f152)"/><draw:equation draw:name="f165" draw:formula="if(?f97, ?f149, ?f158)"/><draw:equation draw:name="f166" draw:formula="if(?f97, ?f150, ?f160)"/><draw:equation draw:name="f167" draw:formula="if(?f97, ?f151, ?f158)"/><draw:equation draw:name="f168" draw:formula="if(?f97, ?f152, ?f160)"/><draw:equation draw:name="f169" draw:formula="?f83 - ?f145"/><draw:equation draw:name="f170" draw:formula="?f169 - ?f19"/><draw:equation draw:name="f171" draw:formula="?f169 + ?f19"/><draw:equation draw:name="f172" draw:formula="?f169 + ?f157"/><draw:equation draw:name="f173" draw:formula="if(?f97, ?f83, ?f170)"/><draw:equation draw:name="f174" draw:formula="if(?f97, ?f83, ?f171)"/><draw:equation draw:name="f175" draw:formula="if(?f97, ?f170, ?f172)"/><draw:equation draw:name="f176" draw:formula="if(?f97, ?f171, ?f172)"/><draw:handle draw:handle-position="?f85 $0" draw:handle-range-y-minimum="15510" draw:handle-range-y-maximum="17520"/></draw:enhanced-geometry></draw:custom-shape><draw:frame draw:id="id1" draw:style-name="a1" draw:name="Text Box 2" svg:x="1.17222in" svg:y="1.09792in" svg:width="4.10417in" svg:height="0.65625in" style:rel-width="scale" style:rel-height="scale"><draw:text-box><text:p text:style-name="Normal">Poste de travail Utilisateur</text:p><text:p text:style-name="Normal">Navigateurs Internet, Système d’exploitation indéfini</text:p></draw:text-box><svg:title/><svg:desc/></draw:frame></draw:g><draw:g draw:name="Group 26" draw:id="id5"><svg:title/><svg:desc/><draw:custom-shape svg:x="1.51597in" svg:y="2.12917in" svg:width="3.39583in" svg:height="1.23958in" draw:id="id3" draw:style-name="a2" draw:name="Rectangle 21"><svg:title/><svg:desc/><draw:enhanced-geometry draw:type="non-primitive" svg:viewBox="0 0 21600 21600" draw:enhanced-path="M 0 0 L 21600 0 21600 21600 0 21600 Z N"/></draw:custom-shape><draw:frame draw:id="id4" draw:style-name="a3" draw:name="Text Box 22" svg:x="2.02639in" svg:y="2.5875in" svg:width="2.39995in" svg:height="0.30419in" style:rel-width="scale" style:rel-height="scale"><draw:text-box><text:p text:style-name="P3">Serveur des vues de l’application</text:p></draw:text-box><svg:title/><svg:desc/></draw:frame></draw:g><draw:connector draw:type="curve" svg:x1="1.17222in" svg:y1="1.3375in" svg:x2="1.53681in" svg:y2="2.80625in" draw:id="id6" draw:style-name="a6" draw:name="Curved Connector 31"><svg:title/><svg:desc/></draw:connector><draw:g draw:name="Group 35" draw:id="id19"><svg:title/><svg:desc/><draw:connector draw:type="curve" svg:x1="1.50556in" svg:y1="3.06667in" svg:x2="0.84931in" svg:y2="3.93125in" draw:id="id7" draw:style-name="a9" draw:name="Curved Connector 32"><svg:title/><svg:desc/></draw:connector><draw:g draw:name="Group 34" draw:id="id18"><svg:title/><svg:desc/><draw:g draw:name="Group 10" draw:id="id13"><svg:title/><svg:desc/><draw:custom-shape svg:x="-0.00486in" svg:y="3.93125in" svg:width="2.82292in" svg:height="2.9375in" draw:id="id8" draw:style-name="a10" draw:name="Rectangle 3"><svg:title/><svg:desc/><draw:enhanced-geometry draw:type="non-primitive" svg:viewBox="0 0 21600 21600" draw:enhanced-path="M 0 0 L 21600 0 21600 21600 0 21600 Z N"/></draw:custom-shape><draw:frame draw:id="id9" draw:style-name="a11" draw:name="Text Box 4" svg:x="0.51597in" svg:y="6.16042in" svg:width="1.72917in" svg:height="0.63542in" style:rel-width="scale" style:rel-height="scale"><draw:text-box><text:p text:style-name="P4">Serveur de WebService</text:p><text:p text:style-name="P5">Apache</text:p></draw:text-box><svg:title/><svg:desc/></draw:frame><draw:custom-shape svg:x="0.33889in" svg:y="4.15in" svg:width="1.35417in" svg:height="0.5in" draw:id="id10" draw:style-name="a12" draw:name="Oval 5"><svg:title/><svg:desc/><text:p text:style-name="P6">Connexion</text:p><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1.32847in" svg:y="4.76458in" svg:width="1.35417in" svg:height="0.5in" draw:id="id11" draw:style-name="a13" draw:name="Oval 6"><svg:title/><svg:desc/><text:p text:style-name="P7">Parier</text:p><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0.29722in" svg:y="5.34792in" svg:width="1.35417in" svg:height="0.5in" draw:id="id12" draw:style-name="a14" draw:name="Oval 7"><svg:title/><svg:desc/><text:p text:style-name="P8">Etc</text:p><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g><draw:g draw:name="Group 11" draw:id="id16"><svg:title/><svg:desc/><draw:custom-shape svg:x="4.65139in" svg:y="3.87917in" svg:width="1.91667in" svg:height="2.54167in" draw:id="id14" draw:style-name="a15" draw:name="Can 8"><svg:title/><svg:desc/><draw:enhanced-geometry draw:path-stretchpoint-x="21600" draw:path-stretchpoint-y="21600" draw:type="non-primitive" svg:viewBox="0 0 21600 21600" draw:enhanced-path="S M ?f11 ?f28 A ?f71 ?f72 ?f73 ?f74 ?f11 ?f28 ?f68 ?f70  W ?f75 ?f76 ?f77 ?f78 ?f11 ?f28 ?f68 ?f70 L ?f19 ?f30 A ?f118 ?f119 ?f120 ?f121 ?f19 ?f30 ?f115 ?f117  W ?f122 ?f123 ?f124 ?f125 ?f19 ?f30 ?f115 ?f117 Z N S M ?f11 ?f28 A ?f146 ?f147 ?f148 ?f149 ?f11 ?f28 ?f143 ?f145  W ?f150 ?f151 ?f152 ?f153 ?f11 ?f28 ?f143 ?f145 Z N F M ?f19 ?f28 A ?f173 ?f174 ?f175 ?f176 ?f19 ?f28 ?f170 ?f172  W ?f177 ?f178 ?f179 ?f180 ?f19 ?f28 ?f170 ?f172 L ?f19 ?f30 A ?f118 ?f119 ?f120 ?f121 ?f19 ?f30 ?f115 ?f117  W ?f122 ?f123 ?f124 ?f125 ?f19 ?f30 ?f115 ?f117 L ?f11 ?f28 N" draw:text-areas="?f11 ?f29 ?f19 ?f30" draw:glue-points="?f25 ?f29" draw:glue-point-leaving-directions="-360" draw:modifiers="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0 - 10800000"/><draw:equation draw:name="f13" draw:formula="25000"/><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2 / 2"/><draw:equation draw:name="f24" draw:formula="min(?f22, ?f21)"/><draw:equation draw:name="f25" draw:formula="?f11 + ?f23"/><draw:equation draw:name="f26" draw:formula="?f24 * ?f13"/><draw:equation draw:name="f27" draw:formula="?f23 * ?f18"/><draw:equation draw:name="f28" draw:formula="?f26 / 200000"/><draw:equation draw:name="f29" draw:formula="?f28 + ?f28"/><draw:equation draw:name="f30" draw:formula="?f20 - ?f28"/><draw:equation draw:name="f31" draw:formula="?f28 * ?f18"/><draw:equation draw:name="f32" draw:formula="21550000 - ?f12"/><draw:equation draw:name="f33" draw:formula="if(?f32, ?f12, 21550000)"/><draw:equation draw:name="f34" draw:formula="-21550000 - ?f33"/><draw:equation draw:name="f35" draw:formula="if(?f34, -21550000, ?f33)"/><draw:equation draw:name="f36" draw:formula="?f0 + ?f35"/><draw:equation draw:name="f37" draw:formula="?f0 + ?f1"/><draw:equation draw:name="f38" draw:formula="?f37 * ?f9 / ?f0"/><draw:equation draw:name="f39" draw:formula="0 - ?f38"/><draw:equation draw:name="f40" draw:formula="cos(?f39)"/><draw:equation draw:name="f41" draw:formula="0 - ?f40"/><draw:equation draw:name="f42" draw:formula="?f41 * ?f27"/><draw:equation draw:name="f43" draw:formula="sin(?f39)"/><draw:equation draw:name="f44" draw:formula="0 - ?f43"/><draw:equation draw:name="f45" draw:formula="?f44 * ?f31"/><draw:equation draw:name="f46" draw:formula="sqrt(?f42 * ?f42 + ?f45 * ?f45 + 0 * 0)"/><draw:equation draw:name="f47" draw:formula="?f27 * ?f31 / ?f46"/><draw:equation draw:name="f48" draw:formula="?f44 * ?f47"/><draw:equation draw:name="f49" draw:formula="?f11 - ?f48"/><draw:equation draw:name="f50" draw:formula="?f41 * ?f47"/><draw:equation draw:name="f51" draw:formula="?f28 - ?f50"/><draw:equation draw:name="f52" draw:formula="?f49 - ?f27"/><draw:equation draw:name="f53" draw:formula="?f51 - ?f31"/><draw:equation draw:name="f54" draw:formula="?f49 + ?f27"/><draw:equation draw:name="f55" draw:formula="?f51 + ?f31"/><draw:equation draw:name="f56" draw:formula="?f36 + ?f1"/><draw:equation draw:name="f57" draw:formula="?f56 * ?f9 / ?f0"/><draw:equation draw:name="f58" draw:formula="0 - ?f57"/><draw:equation draw:name="f59" draw:formula="cos(?f58)"/><draw:equation draw:name="f60" draw:formula="0 - ?f59"/><draw:equation draw:name="f61" draw:formula="?f60 * ?f27"/><draw:equation draw:name="f62" draw:formula="sin(?f58)"/><draw:equation draw:name="f63" draw:formula="0 - ?f62"/><draw:equation draw:name="f64" draw:formula="?f63 * ?f31"/><draw:equation draw:name="f65" draw:formula="sqrt(?f61 * ?f61 + ?f64 * ?f64 + 0 * 0)"/><draw:equation draw:name="f66" draw:formula="?f27 * ?f31 / ?f65"/><draw:equation draw:name="f67" draw:formula="?f63 * ?f66"/><draw:equation draw:name="f68" draw:formula="?f49 + ?f67"/><draw:equation draw:name="f69" draw:formula="?f60 * ?f66"/><draw:equation draw:name="f70" draw:formula="?f51 + ?f69"/><draw:equation draw:name="f71" draw:formula="if(?f35, ?f11, ?f52)"/><draw:equation draw:name="f72" draw:formula="if(?f35, ?f28, ?f53)"/><draw:equation draw:name="f73" draw:formula="if(?f35, ?f11, ?f54)"/><draw:equation draw:name="f74" draw:formula="if(?f35, ?f28, ?f55)"/><draw:equation draw:name="f75" draw:formula="if(?f35, ?f52, ?f68)"/><draw:equation draw:name="f76" draw:formula="if(?f35, ?f53, ?f70)"/><draw:equation draw:name="f77" draw:formula="if(?f35, ?f54, ?f68)"/><draw:equation draw:name="f78" draw:formula="if(?f35, ?f55, ?f70)"/><draw:equation draw:name="f79" draw:formula="21550000 - ?f0"/><draw:equation draw:name="f80" draw:formula="if(?f79, ?f0, 21550000)"/><draw:equation draw:name="f81" draw:formula="-21550000 - ?f80"/><draw:equation draw:name="f82" draw:formula="if(?f81, -21550000, ?f80)"/><draw:equation draw:name="f83" draw:formula="?f11 + ?f82"/><draw:equation draw:name="f84" draw:formula="?f11 + ?f1"/><draw:equation draw:name="f85" draw:formula="?f84 * ?f9 / ?f0"/><draw:equation draw:name="f86" draw:formula="0 - ?f85"/><draw:equation draw:name="f87" draw:formula="cos(?f86)"/><draw:equation draw:name="f88" draw:formula="0 - ?f87"/><draw:equation draw:name="f89" draw:formula="?f88 * ?f27"/><draw:equation draw:name="f90" draw:formula="sin(?f86)"/><draw:equation draw:name="f91" draw:formula="0 - ?f90"/><draw:equation draw:name="f92" draw:formula="?f91 * ?f31"/><draw:equation draw:name="f93" draw:formula="sqrt(?f89 * ?f89 + ?f92 * ?f92 + 0 * 0)"/><draw:equation draw:name="f94" draw:formula="?f27 * ?f31 / ?f93"/><draw:equation draw:name="f95" draw:formula="?f91 * ?f94"/><draw:equation draw:name="f96" draw:formula="?f19 - ?f95"/><draw:equation draw:name="f97" draw:formula="?f88 * ?f94"/><draw:equation draw:name="f98" draw:formula="?f30 - ?f97"/><draw:equation draw:name="f99" draw:formula="?f96 - ?f27"/><draw:equation draw:name="f100" draw:formula="?f98 - ?f31"/><draw:equation draw:name="f101" draw:formula="?f96 + ?f27"/><draw:equation draw:name="f102" draw:formula="?f98 + ?f31"/><draw:equation draw:name="f103" draw:formula="?f83 + ?f1"/><draw:equation draw:name="f104" draw:formula="?f103 * ?f9 / ?f0"/><draw:equation draw:name="f105" draw:formula="0 - ?f104"/><draw:equation draw:name="f106" draw:formula="cos(?f105)"/><draw:equation draw:name="f107" draw:formula="0 - ?f106"/><draw:equation draw:name="f108" draw:formula="?f107 * ?f27"/><draw:equation draw:name="f109" draw:formula="sin(?f105)"/><draw:equation draw:name="f110" draw:formula="0 - ?f109"/><draw:equation draw:name="f111" draw:formula="?f110 * ?f31"/><draw:equation draw:name="f112" draw:formula="sqrt(?f108 * ?f108 + ?f111 * ?f111 + 0 * 0)"/><draw:equation draw:name="f113" draw:formula="?f27 * ?f31 / ?f112"/><draw:equation draw:name="f114" draw:formula="?f110 * ?f113"/><draw:equation draw:name="f115" draw:formula="?f96 + ?f114"/><draw:equation draw:name="f116" draw:formula="?f107 * ?f113"/><draw:equation draw:name="f117" draw:formula="?f98 + ?f116"/><draw:equation draw:name="f118" draw:formula="if(?f82, ?f19, ?f99)"/><draw:equation draw:name="f119" draw:formula="if(?f82, ?f30, ?f100)"/><draw:equation draw:name="f120" draw:formula="if(?f82, ?f19, ?f101)"/><draw:equation draw:name="f121" draw:formula="if(?f82, ?f30, ?f102)"/><draw:equation draw:name="f122" draw:formula="if(?f82, ?f99, ?f115)"/><draw:equation draw:name="f123" draw:formula="if(?f82, ?f100, ?f117)"/><draw:equation draw:name="f124" draw:formula="if(?f82, ?f101, ?f115)"/><draw:equation draw:name="f125" draw:formula="if(?f82, ?f102, ?f117)"/><draw:equation draw:name="f126" draw:formula="21550000 - ?f10"/><draw:equation draw:name="f127" draw:formula="if(?f126, ?f10, 21550000)"/><draw:equation draw:name="f128" draw:formula="-21550000 - ?f127"/><draw:equation draw:name="f129" draw:formula="if(?f128, -21550000, ?f127)"/><draw:equation draw:name="f130" draw:formula="?f0 + ?f129"/><draw:equation draw:name="f131" draw:formula="?f130 + ?f1"/><draw:equation draw:name="f132" draw:formula="?f131 * ?f9 / ?f0"/><draw:equation draw:name="f133" draw:formula="0 - ?f132"/><draw:equation draw:name="f134" draw:formula="cos(?f133)"/><draw:equation draw:name="f135" draw:formula="0 - ?f134"/><draw:equation draw:name="f136" draw:formula="?f135 * ?f27"/><draw:equation draw:name="f137" draw:formula="sin(?f133)"/><draw:equation draw:name="f138" draw:formula="0 - ?f137"/><draw:equation draw:name="f139" draw:formula="?f138 * ?f31"/><draw:equation draw:name="f140" draw:formula="sqrt(?f136 * ?f136 + ?f139 * ?f139 + 0 * 0)"/><draw:equation draw:name="f141" draw:formula="?f27 * ?f31 / ?f140"/><draw:equation draw:name="f142" draw:formula="?f138 * ?f141"/><draw:equation draw:name="f143" draw:formula="?f49 + ?f142"/><draw:equation draw:name="f144" draw:formula="?f135 * ?f141"/><draw:equation draw:name="f145" draw:formula="?f51 + ?f144"/><draw:equation draw:name="f146" draw:formula="if(?f129, ?f11, ?f52)"/><draw:equation draw:name="f147" draw:formula="if(?f129, ?f28, ?f53)"/><draw:equation draw:name="f148" draw:formula="if(?f129, ?f11, ?f54)"/><draw:equation draw:name="f149" draw:formula="if(?f129, ?f28, ?f55)"/><draw:equation draw:name="f150" draw:formula="if(?f129, ?f52, ?f143)"/><draw:equation draw:name="f151" draw:formula="if(?f129, ?f53, ?f145)"/><draw:equation draw:name="f152" draw:formula="if(?f129, ?f54, ?f143)"/><draw:equation draw:name="f153" draw:formula="if(?f129, ?f55, ?f145)"/><draw:equation draw:name="f154" draw:formula="?f11 + ?f129"/><draw:equation draw:name="f155" draw:formula="?f28 - ?f97"/><draw:equation draw:name="f156" draw:formula="?f155 - ?f31"/><draw:equation draw:name="f157" draw:formula="?f155 + ?f31"/><draw:equation draw:name="f158" draw:formula="?f154 + ?f1"/><draw:equation draw:name="f159" draw:formula="?f158 * ?f9 / ?f0"/><draw:equation draw:name="f160" draw:formula="0 - ?f159"/><draw:equation draw:name="f161" draw:formula="cos(?f160)"/><draw:equation draw:name="f162" draw:formula="0 - ?f161"/><draw:equation draw:name="f163" draw:formula="?f162 * ?f27"/><draw:equation draw:name="f164" draw:formula="sin(?f160)"/><draw:equation draw:name="f165" draw:formula="0 - ?f164"/><draw:equation draw:name="f166" draw:formula="?f165 * ?f31"/><draw:equation draw:name="f167" draw:formula="sqrt(?f163 * ?f163 + ?f166 * ?f166 + 0 * 0)"/><draw:equation draw:name="f168" draw:formula="?f27 * ?f31 / ?f167"/><draw:equation draw:name="f169" draw:formula="?f165 * ?f168"/><draw:equation draw:name="f170" draw:formula="?f96 + ?f169"/><draw:equation draw:name="f171" draw:formula="?f162 * ?f168"/><draw:equation draw:name="f172" draw:formula="?f155 + ?f171"/><draw:equation draw:name="f173" draw:formula="if(?f129, ?f19, ?f99)"/><draw:equation draw:name="f174" draw:formula="if(?f129, ?f28, ?f156)"/><draw:equation draw:name="f175" draw:formula="if(?f129, ?f19, ?f101)"/><draw:equation draw:name="f176" draw:formula="if(?f129, ?f28, ?f157)"/><draw:equation draw:name="f177" draw:formula="if(?f129, ?f99, ?f170)"/><draw:equation draw:name="f178" draw:formula="if(?f129, ?f156, ?f172)"/><draw:equation draw:name="f179" draw:formula="if(?f129, ?f101, ?f170)"/><draw:equation draw:name="f180" draw:formula="if(?f129, ?f157, ?f172)"/></draw:enhanced-geometry></draw:custom-shape><draw:frame draw:id="id15" draw:style-name="a16" draw:name="Text Box 9" svg:x="5.03681in" svg:y="4.92083in" svg:width="1.27083in" svg:height="0.67708in" style:rel-width="scale" style:rel-height="scale"><draw:text-box><text:p text:style-name="P9">Serveur<text:s/>Linux</text:p><text:p text:style-name="P10">MySQL</text:p></draw:text-box><svg:title/><svg:desc/></draw:frame></draw:g><draw:connector draw:type="curve" svg:x1="2.82847in" svg:y1="4.23333in" svg:x2="4.68264in" svg:y2="5.37917in" draw:id="id17" draw:style-name="a19" draw:name="Curved Connector 33"><svg:title/><svg:desc/></draw:connector></draw:g></draw:g></draw:g></text:span></text:p>
      <text:h text:style-name="Heading1" text:outline-level="1"><text:span text:style-name="_5yl5">Technologies utilisées</text:span></text:h>
      <text:p text:style-name="Normal">Les technologies web classiques, comme HTML/CSS/JS, sont utilisées pour les vues applicatives.</text:p>
      <text:p text:style-name="Normal">Les webservices sont développés en PHP, de même que les contrôleurs faisant la liaison entre les différents serveurs.</text:p>
      <text:p text:style-name="Normal">Enfin,<text:s/>la base de données est basée sur du MySQL.</text:p>
      <text:soft-page-break/>
      <text:h text:style-name="P11" text:outline-level="1"><text:span text:style-name="_5yl5">Fonction des utilisateurs</text:span></text:h>
      <text:h text:style-name="Heading2" text:outline-level="2"><text:span text:style-name="_5yl5">Utilisateurs lambdas</text:span></text:h>
      <text:p text:style-name="Normal">Ce genre d’utilisateur peut se connecter au site, à l’application, afin de réaliser des paris sur les matchs de l’Euro2016. Il aura aussi la possibilité de voir la liste des matchs, ainsi que le classement des autres utilisateurs, en fonction de leur nombre de points.<text:s/></text:p>
      <text:h text:style-name="Heading2" text:outline-level="2"><text:span text:style-name="_5yl5">Utilisateurs de type « admin »<text:s/></text:span></text:h>
      <text:p text:style-name="Normal">Un administrateur possède les mêmes droits qu’un utilisateur lambda, mais il peut en plus rentrer de nouvelles équipes,<text:s/>de nouveaux matchs ainsi que les scores à l’issus de chaque match.</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Normal" style:display-name="Normal" style:family="paragraph">
      <style:text-properties fo:language="fr" fo:country="FR"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fo:language="fr" fo:country="FR"/>
    </style:style>
    <style:style style:name="_5yl5" style:display-name="_5yl5" style:family="text" style:parent-style-name="DefaultParagraphFont"/>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fo:language="fr" fo:country="FR"/>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fo:language="fr" fo:country="F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7" svg:viewBox="0 0 20 30" svg:d="m10 0-10 30h20z"/>
    <draw:marker draw:name="a8" svg:viewBox="0 0 20 30" svg:d="m10 0-10 30h20z"/>
    <draw:marker draw:name="a17" svg:viewBox="0 0 20 30" svg:d="m10 0-10 30h20z"/>
    <draw:marker draw:name="a18" svg:viewBox="0 0 20 30" svg:d="m10 0-10 30h20z"/>
    <draw:marker draw:name="a4" svg:viewBox="0 0 20 30" svg:d="m10 0-10 30h20z"/>
    <draw:marker draw:name="a5" svg:viewBox="0 0 20 30" svg:d="m10 0-10 30h20z"/>
  </office:styles>
  <office:automatic-styles>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drien mondiere</meta:initial-creator>
    <dc:creator>adrien mondiere</dc:creator>
    <meta:creation-date>2016-04-15T12:26:00Z</meta:creation-date>
    <dc:date>2016-04-15T13:31:00Z</dc:date>
    <meta:template xlink:href="Normal.dotm" xlink:type="simple"/>
    <meta:editing-cycles>5</meta:editing-cycles>
    <meta:editing-duration>PT3360S</meta:editing-duration>
    <meta:document-statistic meta:page-count="3" meta:paragraph-count="3" meta:word-count="257" meta:character-count="1668" meta:row-count="11" meta:non-whitespace-character-count="1414"/>
  </office:meta>
</office:document-meta>
</file>